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dd80c"/>
    </style:style>
    <style:style style:name="P2" style:family="paragraph" style:parent-style-name="Text_20_body">
      <style:text-properties officeooo:paragraph-rsid="001be4c1"/>
    </style:style>
    <style:style style:name="P3" style:family="paragraph" style:parent-style-name="Text_20_body">
      <style:text-properties officeooo:paragraph-rsid="001ec881"/>
    </style:style>
    <style:style style:name="P4" style:family="paragraph" style:parent-style-name="Standard">
      <style:text-properties officeooo:rsid="0018d5d0" officeooo:paragraph-rsid="0018d5d0"/>
    </style:style>
    <style:style style:name="P5" style:family="paragraph" style:parent-style-name="Standard">
      <style:text-properties officeooo:paragraph-rsid="0018d5d0"/>
    </style:style>
    <style:style style:name="P6" style:family="paragraph" style:parent-style-name="Standard">
      <style:text-properties officeooo:rsid="001aa079" officeooo:paragraph-rsid="001aa079"/>
    </style:style>
    <style:style style:name="P7" style:family="paragraph" style:parent-style-name="Standard">
      <style:text-properties officeooo:paragraph-rsid="001aa079"/>
    </style:style>
    <style:style style:name="P8" style:family="paragraph" style:parent-style-name="Standard">
      <style:text-properties officeooo:rsid="001dd80c" officeooo:paragraph-rsid="001dd80c"/>
    </style:style>
    <style:style style:name="P9" style:family="paragraph" style:parent-style-name="Preformatted_20_Text">
      <style:text-properties officeooo:rsid="001dd80c" officeooo:paragraph-rsid="001dd80c"/>
    </style:style>
    <style:style style:name="P10" style:family="paragraph" style:parent-style-name="Preformatted_20_Text">
      <style:text-properties officeooo:paragraph-rsid="001dd80c"/>
    </style:style>
    <style:style style:name="P11" style:family="paragraph" style:parent-style-name="Preformatted_20_Text">
      <style:text-properties officeooo:rsid="001fe39a" officeooo:paragraph-rsid="001fe39a"/>
    </style:style>
    <style:style style:name="P12" style:family="paragraph" style:parent-style-name="Preformatted_20_Text">
      <style:paragraph-properties fo:break-before="page"/>
      <style:text-properties officeooo:rsid="001fe39a" officeooo:paragraph-rsid="001fe39a"/>
    </style:style>
    <style:style style:name="T1" style:family="text">
      <style:text-properties officeooo:rsid="001a338f"/>
    </style:style>
    <style:style style:name="T2" style:family="text">
      <style:text-properties officeooo:rsid="001dd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a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ÁMETROS DE ACCESO:<text:line-break/>Dirección IPv4 del VPS: 54.38.187.215<text:line-break/>Dirección IPv6 del VPS: 2001:41d0:0401:3200:0000:0000:<text:line-break/>Nombre del VPS: <text:a xlink:type="simple" xlink:href="http://vps524927.ovh.net/" office:target-frame-name="_blank" xlink:show="new">vps524927.ovh.net</text:a><text:line-break/><text:line-break/>Usuario: root<text:line-break/>Contraseña: BS4ypWUV <text:s text:c="3"/>/ <text:s text:c="5"/>1zyF5wgD<text:line-break/></text:p>
      <text:p text:style-name="P2">Ubuntu 16.04 Server (en versión 64 bits)</text:p>
      <text:p text:style-name="P2">VPS 2016 SSD 3 <text:s text:c="4"/>os-sbg1-014 (cluster-001) <text:s/>Estrasburgo (SBG1) - Francia </text:p>
      <text:p text:style-name="P2">Registro inverso 215.ip-54-38-187.eu </text:p>
      <text:p text:style-name="P2"><text:line-break/>GESTIÓN, FACTURACIÓN, SOPORTE<text:line-break/><text:a xlink:type="simple" xlink:href="https://www.ovh.com/manager/" office:target-frame-name="_blank" xlink:show="new">https://www.ovh.com/manager/</text:a><text:line-break/><text:line-break/>AYUDA<text:line-break/><text:a xlink:type="simple" xlink:href="http://www.ovh.es/community/">http://www.ovh.es/community/</text:a></text:p>
      <text:p text:style-name="P7"><text:a xlink:type="simple" xlink:href="https://www.ovh.es/soporte/" office:target-frame-name="_blank" xlink:show="new">https://www.ovh.es/soporte/</text:a><text:line-break/></text:p>
      <text:p text:style-name="P7">PARA EMPEZAR:</text:p>
      <text:p text:style-name="P6"><text:a xlink:type="simple" xlink:href="https://docs.ovh.com/es/vps/primeros-pasos-con-vps/">https://docs.ovh.com/es/vps/primeros-pasos-con-vps/</text:a></text:p>
      <text:p text:style-name="P4"><text:a xlink:type="simple" xlink:href="https://docs.ovh.com/es/vps/consejos-proteccion-vps/">https://docs.ovh.com/es/vps/consejos-proteccion-vps/</text:a></text:p>
      <text:p text:style-name="P5"><text:a xlink:type="simple" xlink:href="https://gist.github.com/Trefex/7028000be4d497851091"><text:span text:style-name="T1">How I setup my VPS on ovh-com </text:span></text:a></text:p>
      <text:p text:style-name="P5"/>
      <text:p text:style-name="P5"/>
      <text:p text:style-name="P1">ssh root@54.38.187.215</text:p>
      <text:p text:style-name="P8">o</text:p>
      <text:p text:style-name="P1"><text:span text:style-name="T2">ssh root@vps524927.ovh.net</text:span></text:p>
      <text:p text:style-name="P9"/>
      <text:p text:style-name="P12"><text:span text:style-name="T3">Acciones sobre BBDD producción</text:span>:</text:p>
      <text:p text:style-name="P11"/>
      <text:p text:style-name="P11">- Rutas: <text:s/>editar todas para que no salgan en producto ni almacén.</text:p>
      <text:p text:style-name="P11"/>
      <text:p text:style-name="P11"/>
      <text:p text:style-name="P11">- <text:span text:style-name="T4">Buscar transición de flujo: purchase_approve <text:s text:c="2"/>y cambiarle el grupo a Obras/Manager, repasar permisos de obras (no funciona por que amador por que se aprueba directamente? Y la doble validación? Ver ese módulo y permis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7:50:03.057809741</meta:creation-date>
    <dc:date>2018-04-02T23:23:56.904359405</dc:date>
    <meta:editing-duration>PT4H35M5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16" meta:word-count="117" meta:character-count="992" meta:non-whitespace-character-count="867"/>
  </office:meta>
</office:document-meta>
</file>